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ookMaster" svg:font-family="BookMaster"/>
    <style:font-face style:name="Helvetica-Bold" svg:font-family="Helvetica-Bold" style:font-family-generic="swiss"/>
    <style:font-face style:name="Lucida Sans1" svg:font-family="'Lucida Sans'" style:font-family-generic="swiss"/>
    <style:font-face style:name="Palatino-Italic" svg:font-family="Palatino-Italic" style:font-family-generic="swiss"/>
    <style:font-face style:name="Palatino-Roman" svg:font-family="Palatino-Roman" style:font-family-generic="swiss"/>
    <style:font-face style:name="XyvisionPiOne" svg:font-family="XyvisionPiOne"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Times New Roman1" fo:font-size="12pt" fo:font-weight="bold" style:font-name-asian="Helvetica-Bold" style:font-size-asian="12pt" style:font-weight-asian="bold" style:font-name-complex="Helvetica-Bold" style:font-size-complex="12pt" style:font-weight-complex="bold"/>
    </style:style>
    <style:style style:name="P2" style:family="paragraph" style:parent-style-name="Standard" style:list-style-name="">
      <style:paragraph-properties fo:text-align="start" style:justify-single-word="false" style:text-autospace="none"/>
      <style:text-properties style:font-name="Times New Roman1" fo:font-size="12pt" style:font-name-asian="Palatino-Roman" style:font-size-asian="12pt" style:font-name-complex="Palatino-Roman" style:font-size-complex="12pt"/>
    </style:style>
    <style:style style:name="P3" style:family="paragraph" style:parent-style-name="Standard" style:list-style-name="">
      <style:paragraph-properties fo:text-align="start" style:justify-single-word="false" style:text-autospace="none"/>
      <style:text-properties style:font-name="Times New Roman1" fo:font-size="12pt" style:font-name-asian="Helvetica-Bold" style:font-size-asian="12pt" style:font-name-complex="Helvetica-Bold" style:font-size-complex="12pt"/>
    </style:style>
    <style:style style:name="P4" style:family="paragraph" style:parent-style-name="Standard" style:list-style-name="L3">
      <style:paragraph-properties fo:text-align="start" style:justify-single-word="false" style:text-autospace="none"/>
      <style:text-properties style:font-name="Times New Roman1" fo:font-size="12pt" style:font-name-asian="Helvetica-Bold" style:font-size-asian="12pt" style:font-name-complex="Helvetica-Bold" style:font-size-complex="12pt"/>
    </style:style>
    <style:style style:name="P5" style:family="paragraph" style:parent-style-name="Standard">
      <style:text-properties style:font-name="Times New Roman1" fo:font-size="12pt" style:font-size-asian="12pt" style:font-size-complex="12pt"/>
    </style:style>
    <style:style style:name="P6" style:family="paragraph" style:parent-style-name="Standard" style:list-style-name="">
      <style:paragraph-properties style:text-autospace="none"/>
      <style:text-properties style:font-name="Times New Roman1" fo:font-size="12pt" style:font-size-asian="12pt" style:font-size-complex="12pt"/>
    </style:style>
    <style:style style:name="P7" style:family="paragraph" style:parent-style-name="Standard" style:list-style-name="">
      <style:paragraph-properties fo:text-align="start" style:justify-single-word="false" style:text-autospace="none"/>
      <style:text-properties style:font-name="Times New Roman1" fo:font-size="12pt" style:font-size-asian="12pt" style:font-size-complex="12pt"/>
    </style:style>
    <style:style style:name="P8" style:family="paragraph" style:parent-style-name="Standard" style:list-style-name="">
      <style:paragraph-properties fo:text-align="start" style:justify-single-word="false" style:text-autospace="none"/>
      <style:text-properties style:font-name="Times New Roman1" fo:font-size="12pt" style:font-name-asian="XyvisionPiOne" style:font-size-asian="12pt" style:font-name-complex="XyvisionPiOne" style:font-size-complex="12pt"/>
    </style:style>
    <style:style style:name="P9" style:family="paragraph" style:parent-style-name="Standard" style:list-style-name="">
      <style:paragraph-properties fo:text-align="start" style:justify-single-word="false" style:text-autospace="none"/>
      <style:text-properties style:font-name="Times New Roman1" fo:font-size="12pt" fo:font-weight="normal" style:font-name-asian="Helvetica-Bold" style:font-size-asian="12pt" style:font-weight-asian="normal" style:font-name-complex="Helvetica-Bold" style:font-size-complex="12pt" style:font-weight-complex="normal"/>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autospace="none"/>
    </style:style>
    <style:style style:name="T1" style:family="text">
      <style:text-properties style:font-name-asian="XyvisionPiOne" style:font-name-complex="XyvisionPiOne"/>
    </style:style>
    <style:style style:name="T2" style:family="text">
      <style:text-properties style:font-name-asian="Palatino-Roman" style:font-name-complex="Palatino-Roman"/>
    </style:style>
    <style:style style:name="T3" style:family="text">
      <style:text-properties style:font-name-asian="BookMaster" style:font-name-complex="BookMaster"/>
    </style:style>
    <style:style style:name="T4" style:family="text">
      <style:text-properties style:font-name="Times New Roman1" fo:font-size="12pt" style:font-name-asian="XyvisionPiOne" style:font-size-asian="12pt" style:font-name-complex="XyvisionPiOne" style:font-size-complex="12pt"/>
    </style:style>
    <style:style style:name="T5" style:family="text">
      <style:text-properties style:font-name="Times New Roman1" fo:font-size="12pt" style:font-name-asian="Palatino-Roman" style:font-size-asian="12pt" style:font-name-complex="Palatino-Roman" style:font-size-complex="12pt"/>
    </style:style>
    <style:style style:name="T6" style:family="text">
      <style:text-properties fo:font-weight="bold" style:font-weight-asian="bold" style:font-weight-complex="bold"/>
    </style:style>
    <style:style style:name="T7" style:family="text">
      <style:text-properties fo:font-weight="normal" style:font-name-asian="Helvetica-Bold" style:font-weight-asian="normal" style:font-name-complex="Helvetica-Bold"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dministrating Connect Direct V6.0 Statistics - Technical Paper 2</text:p>
      <text:p text:style-name="P10"/>
      <text:p text:style-name="P11">Following on from my initial paper introducing Connect Direct Statistics this second paper presents some of the tools available to Connect Direct administrators to manipulate the various data collected by the statistics facility.</text:p>
      <text:p text:style-name="P11"/>
      <text:p text:style-name="P2">Connect Direct provides four tools for monitoring the statistics facility. These are:-</text:p>
      <text:p text:style-name="P2"/>
      <text:list xml:id="list4930617056180168463" text:style-name="L3">
        <text:list-item>
          <text:list>
            <text:list-item>
              <text:list>
                <text:list-item>
                  <text:p text:style-name="P4"><text:span text:style-name="T2">INQUIRE STATISTICS command</text:span></text:p>
                </text:list-item>
                <text:list-item>
                  <text:p text:style-name="P4"><text:span text:style-name="T2">S2 statistics records</text:span></text:p>
                </text:list-item>
              </text:list>
            </text:list-item>
          </text:list>
        </text:list-item>
      </text:list>
      <text:list xml:id="list1320336809297217084" text:style-name="L2">
        <text:list-item>
          <text:list>
            <text:list-item>
              <text:list>
                <text:list-item>
                  <text:p text:style-name="P12"><text:span text:style-name="T5">SS statistics records</text:span></text:p>
                </text:list-item>
                <text:list-item>
                  <text:p text:style-name="P12"><text:span text:style-name="T5">DGASSTAT utility</text:span></text:p>
                  <text:p text:style-name="P12"><text:span text:style-name="T5"/></text:p>
                </text:list-item>
              </text:list>
            </text:list-item>
          </text:list>
        </text:list-item>
      </text:list>
      <text:p text:style-name="P1"/>
      <text:p text:style-name="P2">The INQUIRE STATISTICS command gives a snapshot of the status of the facility. INQUIRE STATISTICS produces a report that includes the following information:-</text:p>
      <text:p text:style-name="P2"/>
      <text:p text:style-name="P3"><text:span text:style-name="T1"><text:tab/></text:span><text:span text:style-name="T2">List of any currently EXCLUDEed record types</text:span></text:p>
      <text:p text:style-name="P3"><text:span text:style-name="T1"><text:tab/></text:span><text:span text:style-name="T2">File pair list configuration that includes which file pair is active</text:span></text:p>
      <text:p text:style-name="P3"><text:span text:style-name="T1"><text:tab/></text:span><text:span text:style-name="T2">Date and time range covered by each file pair</text:span></text:p>
      <text:p text:style-name="P3"><text:span text:style-name="T1"><text:tab/></text:span><text:span text:style-name="T2">Size of each file</text:span></text:p>
      <text:p text:style-name="P3"><text:span text:style-name="T1"><text:tab/></text:span><text:span text:style-name="T2">Utilization percentage of the entry-sequenced files</text:span></text:p>
      <text:p text:style-name="P3"><text:span text:style-name="T1"><text:tab/></text:span><text:span text:style-name="T2">Count of SELECT STATISTICS commands active against each file pair</text:span></text:p>
      <text:p text:style-name="P3"><text:span text:style-name="T1"><text:tab/></text:span><text:span text:style-name="T2">Indication if logging is waiting for SELECT STATISTICS to finish so a file pair</text:span></text:p>
      <text:p text:style-name="P2"><text:tab/>can be reset</text:p>
      <text:p text:style-name="P3"><text:span text:style-name="T1"><text:tab/></text:span><text:span text:style-name="T2">Indication if logging is waiting for archive to finish so a file pair can be reset</text:span></text:p>
      <text:p text:style-name="P3"><text:span text:style-name="T1"><text:tab/></text:span><text:span text:style-name="T2">Reason for the last switch from each file pair</text:span></text:p>
      <text:p text:style-name="P3"><text:span text:style-name="T1"><text:tab/></text:span><text:span text:style-name="T2">Most recent file access return code and message ID for each file</text:span></text:p>
      <text:p text:style-name="P3"><text:span text:style-name="T1"><text:tab/></text:span><text:span text:style-name="T2">Utilization percentage of the nonactive key-sequenced files</text:span></text:p>
      <text:p text:style-name="P3"><text:span text:style-name="T1"><text:tab/></text:span><text:span text:style-name="T2">Indication of whether archive notification was received for the non active files</text:span></text:p>
      <text:p text:style-name="P1"/>
      <text:p text:style-name="P9">INQUIRE statistics can be used via Connect Direct online panels or issued as part of a batch job.</text:p>
      <text:p text:style-name="P9">To access via the online panels from the primay Connect Direct menu you have to select:-</text:p>
      <text:p text:style-name="P9"/>
      <text:p text:style-name="P9"><text:tab/>INQ → ISTA </text:p>
      <text:p text:style-name="P9"/>
      <text:p text:style-name="P9">You will receive output similar to this showing detail I described above:-</text:p>
      <text:p text:style-name="P9"/>
      <text:p text:style-name="P9">============================================================= <text:s text:c="2"/></text:p>
      <text:p text:style-name="P9">CD.MKTA <text:s text:c="9"/>*INQ STATS* DATE: 29.05.2020 <text:s/>TIME: 10:12:40 <text:s text:c="2"/></text:p>
      <text:p text:style-name="P9">============================================================= <text:s text:c="2"/></text:p>
      <text:p text:style-name="P9"><text:s text:c="64"/></text:p>
      <text:p text:style-name="P9">STATUS <text:s text:c="6"/>=&gt; ENABLED <text:s text:c="14"/>SEC. NAME <text:s/>=&gt; CDIRECT <text:s text:c="4"/></text:p>
      <text:p text:style-name="P9">RETURN CODE <text:s/>=&gt; 0 <text:s text:c="20"/>MESSAGE ID =&gt; SSTL000I <text:s text:c="3"/></text:p>
      <text:p text:style-name="P9">LAST "S2" <text:s text:c="3"/>=&gt; 10:12:14 <text:s text:c="13"/>QUE WAIT <text:s text:c="2"/>=&gt; NO <text:s text:c="9"/></text:p>
      <text:p text:style-name="P9">DSN BASE <text:s text:c="4"/>=&gt; NDM.MKTA.STATS <text:s text:c="7"/>Q THRESHLD =&gt; 375 <text:s text:c="8"/></text:p>
      <text:p text:style-name="P9">RST KSDS VERS=&gt; 2 <text:s text:c="20"/>Q LOW-WATR =&gt; 1496 <text:s text:c="7"/></text:p>
      <text:p text:style-name="P9">EXCLUDED <text:s text:c="4"/>=&gt; <text:s text:c="48"/></text:p>
      <text:p text:style-name="P9">****************** <text:s/>F I L E <text:s/>P A I R <text:s/>#01 <text:s/>****************** <text:s text:c="2"/></text:p>
      <text:p text:style-name="P9">STATUS <text:s text:c="6"/>=&gt; ACTIVE <text:s text:c="15"/>KSDS VERS <text:s/>=&gt; 2 <text:s text:c="10"/></text:p>
      <text:p text:style-name="P9">START DATE <text:s text:c="2"/>=&gt; 28.05.2020 <text:s text:c="11"/>END DATE <text:s text:c="2"/>=&gt; 29.05.2020 <text:s/></text:p>
      <text:p text:style-name="P9">START TIME <text:s text:c="2"/>=&gt; 12:00:01 <text:s text:c="13"/>END TIME <text:s text:c="2"/>=&gt; 10:12:14 <text:s text:c="3"/></text:p>
      <text:p text:style-name="P9"><text:soft-page-break/>KSDS SIZE <text:s text:c="3"/>=&gt; 245760 <text:s text:c="15"/>ESDS CIS <text:s text:c="2"/>=&gt; 4096 <text:s text:c="7"/></text:p>
      <text:p text:style-name="P9">ESDS SIZE <text:s text:c="3"/>=&gt; 2211840 <text:s text:c="14"/>ESDS LOC. <text:s/>=&gt; 20677 <text:s text:c="6"/></text:p>
      <text:p text:style-name="P9">RESET PEND. <text:s/>=&gt; NO <text:s text:c="19"/>ARCH. WAIT =&gt; NO <text:s text:c="9"/></text:p>
      <text:p text:style-name="P9">LAST SWITCH <text:s/>=&gt; <text:s text:c="22"/>SEL. COUNT =&gt; 0 <text:s text:c="10"/></text:p>
      <text:p text:style-name="P9">KSDS STATUS <text:s/>=&gt; ALLOC, OPEN <text:s text:c="10"/>ESDS STAT. =&gt; ALLOC, OPEN </text:p>
      <text:p text:style-name="P9"><text:s text:c="5"/>L-CMD <text:s text:c="2"/>=&gt; ENDREQ <text:s text:c="20"/>L-CMD =&gt; ENDREQ <text:s text:c="5"/></text:p>
      <text:p text:style-name="P9"><text:s text:c="5"/>L-MSG <text:s text:c="2"/>=&gt; SVS0000I <text:s text:c="18"/>L-MSG =&gt; SVS0000I <text:s text:c="3"/></text:p>
      <text:p text:style-name="P9"><text:s text:c="5"/>L-RC <text:s text:c="3"/>=&gt; 0 <text:s text:c="25"/>L-RC <text:s/>=&gt; 0 <text:s text:c="9"/></text:p>
      <text:p text:style-name="P9"><text:s text:c="5"/>L-FDB <text:s text:c="2"/>=&gt; 0 <text:s text:c="25"/>L-FDB =&gt; 0 <text:s text:c="9"/></text:p>
      <text:p text:style-name="P9">****************** <text:s/>F I L E <text:s/>P A I R <text:s/>#02 <text:s/>****************** <text:s/></text:p>
      <text:p text:style-name="P9">STATUS <text:s text:c="6"/>=&gt; COMPLETE <text:s text:c="13"/>KSDS VERS <text:s/>=&gt; 2 <text:s text:c="9"/></text:p>
      <text:p text:style-name="P9">START DATE <text:s text:c="2"/>=&gt; 27.05.2020 <text:s text:c="11"/>END DATE <text:s text:c="2"/>=&gt; 28.05.2020 </text:p>
      <text:p text:style-name="P9">START TIME <text:s text:c="2"/>=&gt; 12:00:00 <text:s text:c="13"/>END TIME <text:s text:c="2"/>=&gt; 11:10:01 <text:s text:c="2"/></text:p>
      <text:p text:style-name="P9">KSDS SIZE <text:s text:c="3"/>=&gt; 245760 <text:s text:c="15"/>ESDS CIS <text:s text:c="2"/>=&gt; 4096 <text:s text:c="6"/></text:p>
      <text:p text:style-name="P9">ESDS SIZE <text:s text:c="3"/>=&gt; 2211840 <text:s text:c="39"/></text:p>
      <text:p text:style-name="P9">RESET PEND. <text:s/>=&gt; NO <text:s text:c="19"/>ARCH. WAIT =&gt; NO <text:s text:c="8"/></text:p>
      <text:p text:style-name="P9">LAST SWITCH <text:s/>=&gt; SWITCH.TIME EVENT <text:s text:c="4"/>SEL. COUNT =&gt; 0 <text:s text:c="9"/></text:p>
      <text:p text:style-name="P9">KSDS STATUS <text:s/>=&gt; ALLOC <text:s text:c="16"/>ESDS STAT. =&gt; ALLOC <text:s text:c="5"/></text:p>
      <text:p text:style-name="P9"><text:s text:c="5"/>L-CMD <text:s text:c="2"/>=&gt; <text:s text:c="27"/>L-CMD =&gt; <text:s text:c="11"/></text:p>
      <text:p text:style-name="P9"><text:s text:c="5"/>L-MSG <text:s text:c="2"/>=&gt; <text:s text:c="27"/>L-MSG =&gt; <text:s text:c="11"/></text:p>
      <text:p text:style-name="P9"><text:s text:c="5"/>L-RC <text:s text:c="3"/>=&gt; 0 <text:s text:c="25"/>L-RC <text:s/>=&gt; 0 <text:s text:c="9"/></text:p>
      <text:p text:style-name="P9"><text:s text:c="5"/>L-FDB <text:s text:c="2"/>=&gt; 0 <text:s text:c="25"/>L-FDB =&gt; 0 <text:s text:c="9"/></text:p>
      <text:p text:style-name="P9"/>
      <text:p text:style-name="P9">To execute the INQUIRE STATISTICS as a batch job the job control languague would look like this:-</text:p>
      <text:p text:style-name="P9"/>
      <text:p text:style-name="P9">//MKT01NDM <text:s text:c="3"/>JOB <text:s text:c="2"/>(SDTS),'GIOVANNI YELDARBO',CLASS=A,MSGCLASS=Q, <text:s text:c="4"/></text:p>
      <text:p text:style-name="P9">// <text:s text:c="11"/>MSGLEVEL=(1,1),NOTIFY=MKT01 <text:s text:c="29"/></text:p>
      <text:p text:style-name="P9">//* <text:s text:c="67"/></text:p>
      <text:p text:style-name="P9">//* <text:s text:c="5"/>**************************************************************</text:p>
      <text:p text:style-name="P9">//* <text:s text:c="5"/>* <text:s text:c="119"/>*</text:p>
      <text:p text:style-name="P9">//* <text:s text:c="5"/>* MONITOR HW AND H2 STATISTICS TO GET SESSION COUNTS. <text:s text:c="4"/>*</text:p>
      <text:p text:style-name="P9">//* <text:s text:c="5"/>* <text:s text:c="119"/>*</text:p>
      <text:p text:style-name="P9">//* <text:s text:c="5"/>**************************************************************</text:p>
      <text:p text:style-name="P9">//* <text:s text:c="67"/></text:p>
      <text:p text:style-name="P9">//DMBATCH <text:s text:c="4"/>EXEC <text:s/>PGM=DMBATCH,REGION=1024K,PARM=(YYLLYNN) <text:s text:c="11"/></text:p>
      <text:p text:style-name="P9">//STEPLIB <text:s text:c="8"/>DD <text:s text:c="6"/>DISP=SHR,DSN=SYS1.CDI.SDGALINK <text:s text:c="20"/></text:p>
      <text:p text:style-name="P9">//DMNETMAP <text:s/>DD <text:s text:c="6"/>DISP=SHR,DSN=NDM.MKTA.NETMAP <text:s text:c="22"/></text:p>
      <text:p text:style-name="P9">//DMPUBLIB <text:s text:c="3"/>DD <text:s text:c="6"/>DISP=SHR,DSN=NDM.MKTA.PROC <text:s text:c="24"/></text:p>
      <text:p text:style-name="P9">//DMMSGFIL <text:s text:c="3"/>DD <text:s text:c="6"/>DISP=SHR,DSN=NDM.MKTA.MSG <text:s text:c="25"/></text:p>
      <text:p text:style-name="P9">//DMPRINT <text:s text:c="6"/>DD <text:s text:c="6"/>SYSOUT=* <text:s text:c="42"/></text:p>
      <text:p text:style-name="P9">//SYSPRINT <text:s text:c="5"/>DD <text:s text:c="6"/>SYSOUT=* <text:s text:c="42"/></text:p>
      <text:p text:style-name="P9">//SYSIN <text:s text:c="12"/>DD <text:s text:c="6"/>* <text:s text:c="49"/></text:p>
      <text:p text:style-name="P9"><text:s text:c="2"/>SIGNON USERID=(MKT01) <text:s text:c="36"/>- <text:s text:c="9"/></text:p>
      <text:p text:style-name="P9"><text:s text:c="9"/>ESF=YES <text:s text:c="54"/></text:p>
      <text:p text:style-name="P9"><text:s text:c="2"/>INQUIRE STATISTICS <text:s text:c="50"/></text:p>
      <text:p text:style-name="P9"><text:s text:c="2"/>SIGNOFF <text:s text:c="61"/></text:p>
      <text:p text:style-name="P9">/* <text:s text:c="2"/></text:p>
      <text:p text:style-name="P9"/>
      <text:p text:style-name="P9">The output appears in the DMPRINT SYSOUT dataset.</text:p>
      <text:p text:style-name="P9"/>
      <text:p text:style-name="P9"><text:s text:c="66"/></text:p>
      <text:p text:style-name="P2"><text:soft-page-break/>Next the S2 statistics records contain information about the statistics logging function.The system writes the records about once per hour when activity exists in the DTF.</text:p>
      <text:p text:style-name="P2"/>
      <text:p text:style-name="P2">Each S2 record contains statistics about the period of time since the prior S2 record. The S2 statistics records include the following information:-</text:p>
      <text:p text:style-name="P2"/>
      <text:p text:style-name="P3"><text:span text:style-name="T2"><text:tab/>Beginning time and length of the period covered</text:span></text:p>
      <text:p text:style-name="P3"><text:span text:style-name="T2"><text:tab/>Count of records written in the period</text:span></text:p>
      <text:p text:style-name="P3"><text:span text:style-name="T2"><text:tab/>Count of ESDS control intervals written in the period</text:span></text:p>
      <text:p text:style-name="P3"><text:span text:style-name="T2"><text:tab/>Count of total bytes written to the ESDS</text:span></text:p>
      <text:p text:style-name="P3"><text:span text:style-name="T2"><text:tab/>Average statistics record length</text:span></text:p>
      <text:p text:style-name="P3"><text:span text:style-name="T2"><text:tab/>Average records per control interval</text:span></text:p>
      <text:p text:style-name="P6"><text:span text:style-name="T2"><text:tab/>Average ESDS writes per second</text:span></text:p>
      <text:p text:style-name="P8"><text:span text:style-name="T2"><text:tab/>Average KSDS writes per second</text:span></text:p>
      <text:p text:style-name="P8"><text:span text:style-name="T2"><text:tab/>Average logging service time</text:span></text:p>
      <text:p text:style-name="P8"><text:span text:style-name="T2"><text:tab/>Total waits for logging queue element</text:span></text:p>
      <text:p text:style-name="P8"><text:span text:style-name="T2"><text:tab/>Each indexed field including max keys and average keys per control interval</text:span></text:p>
      <text:p text:style-name="P2"/>
      <text:p text:style-name="P2">To access the S2 records online you need to select option S2 from the primary Connect Direct online menu and code relevant record type as S2 in the RECORD TYPES field.</text:p>
      <text:p text:style-name="P2"/>
      <text:p text:style-name="P2">Use the TYPE parameter of the SELECT STATISTICS command to view the S2</text:p>
      <text:p text:style-name="P2">records in batch. The system writes the S2 records with the user ID specified in the</text:p>
      <text:p text:style-name="P2">STAT.USER initialization parameter. We code this as a unique ID for STAT.USER because when we specify the USER parameter on the SELECT STATISTICS request this reduces search time as <text:s/>Connect Direct uses the USERID as an index field in the records. </text:p>
      <text:p text:style-name="P2"><text:span text:style-name="T2"/></text:p>
      <text:p text:style-name="P2">An example batch job would be:</text:p>
      <text:p text:style-name="P2"/>
      <text:p text:style-name="P2">//MKT01NDM <text:s text:c="3"/>JOB <text:s text:c="2"/>(SDTS),'GIOVANNI YELDARBO',CLASS=A,MSGCLASS=Q, <text:s text:c="9"/></text:p>
      <text:p text:style-name="P2">// <text:s text:c="11"/>MSGLEVEL=(1,1),NOTIFY=MKT01 <text:s text:c="28"/></text:p>
      <text:p text:style-name="P2">//* <text:s text:c="67"/></text:p>
      <text:p text:style-name="P2">//* <text:s text:c="5"/>**************************************************************</text:p>
      <text:p text:style-name="P2">//* <text:s text:c="5"/>* <text:s text:c="119"/>*</text:p>
      <text:p text:style-name="P2">//* <text:s text:c="5"/>* MONITOR S2 STATISTICS. <text:s text:c="71"/>*</text:p>
      <text:p text:style-name="P2">//* <text:s text:c="5"/>* <text:s text:c="119"/>*</text:p>
      <text:p text:style-name="P2">//* <text:s text:c="5"/>**************************************************************</text:p>
      <text:p text:style-name="P2">//* <text:s text:c="67"/></text:p>
      <text:p text:style-name="P2">//DMBATCH <text:s text:c="4"/>EXEC <text:s/>PGM=DMBATCH,REGION=1024K,PARM=(YYLLYNN) <text:s text:c="11"/></text:p>
      <text:p text:style-name="P2">//STEPLIB <text:s text:c="8"/>DD <text:s text:c="5"/>DISP=SHR,DSN=SYS1.CDI.SDGALINK <text:s text:c="20"/></text:p>
      <text:p text:style-name="P2">//DMNETMAP <text:s/>DD <text:s text:c="5"/>DISP=SHR,DSN=NDM.MKTA.NETMAP <text:s text:c="22"/></text:p>
      <text:p text:style-name="P2">//DMPUBLIB <text:s text:c="3"/>DD <text:s text:c="5"/>DISP=SHR,DSN=NDM.MKTA.PROC <text:s text:c="24"/></text:p>
      <text:p text:style-name="P2">//DMMSGFIL <text:s text:c="3"/>DD <text:s text:c="5"/>DISP=SHR,DSN=NDM.MKTA.MSG <text:s text:c="25"/></text:p>
      <text:p text:style-name="P2">//DMPRINT <text:s text:c="6"/>DD <text:s text:c="5"/>SYSOUT=* <text:s text:c="42"/></text:p>
      <text:p text:style-name="P2">//SYSPRINT <text:s text:c="5"/>DD <text:s text:c="5"/>SYSOUT=* <text:s text:c="42"/></text:p>
      <text:p text:style-name="P2">//SYSIN <text:s text:c="12"/>DD <text:s text:c="5"/>* <text:s text:c="49"/></text:p>
      <text:p text:style-name="P2"><text:s text:c="2"/>SIGNON USERID=(MKT01) <text:s text:c="28"/>- <text:s text:c="17"/></text:p>
      <text:p text:style-name="P2"><text:s text:c="9"/>ESF=YES <text:s text:c="54"/></text:p>
      <text:p text:style-name="P2"><text:s text:c="2"/>SELECT STATISTICS WHERE (USER=CDIRECT TYPE=(S2)) TABLE <text:s text:c="27"/></text:p>
      <text:p text:style-name="P2"><text:s text:c="2"/>SIGNOFF <text:s text:c="5"/></text:p>
      <text:p text:style-name="P2">/* <text:s text:c="55"/></text:p>
      <text:p text:style-name="P2"/>
      <text:p text:style-name="P2"><text:soft-page-break/></text:p>
      <text:p text:style-name="P2">The SS statistics records contain information about SELECT STATISTICS</text:p>
      <text:p text:style-name="P2">processing. One SS record is written for each SELECT STATISTICS command that</text:p>
      <text:p text:style-name="P2">executes. The SS record includes information such as the index that</text:p>
      <text:p text:style-name="P2">Connect Direct uses to search the files and the number of requests issued to the</text:p>
      <text:p text:style-name="P2">keyed and entry-sequenced clusters. The record also includes the number of</text:p>
      <text:p text:style-name="P2">records examined and rejected.</text:p>
      <text:p text:style-name="P2"/>
      <text:p text:style-name="P2">Use the SELECT STATISTICS command with the TYPE parameter to view the SS</text:p>
      <text:p text:style-name="P2">record.</text:p>
      <text:p text:style-name="P2"/>
      <text:p text:style-name="P2">Using selection criteria with the SELECT STATISTICS request improves the</text:p>
      <text:p text:style-name="P2">performance by efficiently locating the requested records. For example, you can</text:p>
      <text:p text:style-name="P2">include the ID of the user that issued the SELECT STATISTICS command or the</text:p>
      <text:p text:style-name="P2">approximate time the request was issued, using the STARTT, STOPT, and USER</text:p>
      <text:p text:style-name="P2">parameters. </text:p>
      <text:p text:style-name="P2"/>
      <text:p text:style-name="P2">In the following batch job I select any records that pertain to my userid between 09:00 and noon for <text:s/>day that the job is executed:-</text:p>
      <text:p text:style-name="P2"/>
      <text:p text:style-name="P2">//MKT01NDM <text:s text:c="3"/>JOB <text:s text:c="2"/>(SDTS),'GIOVANNI YELDARBO',CLASS=A,MSGCLASS=Q, <text:s text:c="4"/></text:p>
      <text:p text:style-name="P2">// <text:s text:c="11"/>MSGLEVEL=(1,1),NOTIFY=MKT01 <text:s text:c="29"/></text:p>
      <text:p text:style-name="P2">//* <text:s text:c="67"/></text:p>
      <text:p text:style-name="P2">//* <text:s text:c="5"/>**************************************************************</text:p>
      <text:p text:style-name="P2">//* <text:s text:c="5"/>* <text:s text:c="119"/>*</text:p>
      <text:p text:style-name="P2">//* <text:s text:c="5"/>* MONITOR SS STATISTICS. <text:s text:c="71"/>*</text:p>
      <text:p text:style-name="P2">//* <text:s text:c="5"/>* <text:s text:c="119"/>*</text:p>
      <text:p text:style-name="P2">//* <text:s text:c="5"/>**************************************************************</text:p>
      <text:p text:style-name="P2">//* <text:s text:c="67"/></text:p>
      <text:p text:style-name="P2">//DMBATCH <text:s text:c="4"/>EXEC <text:s/>PGM=DMBATCH,REGION=1024K,PARM=(YYLLYNN) <text:s text:c="11"/></text:p>
      <text:p text:style-name="P2">//STEPLIB <text:s text:c="8"/>DD <text:s text:c="6"/>DISP=SHR,DSN=SYS1.CDI.SDGALINK <text:s text:c="20"/></text:p>
      <text:p text:style-name="P2">//DMNETMAP <text:s/>DD <text:s text:c="6"/>DISP=SHR,DSN=NDM.MKTA.NETMAP <text:s text:c="22"/></text:p>
      <text:p text:style-name="P2">//DMPUBLIB <text:s text:c="3"/>DD <text:s text:c="6"/>DISP=SHR,DSN=NDM.MKTA.PROC <text:s text:c="24"/></text:p>
      <text:p text:style-name="P2">//DMMSGFIL <text:s text:c="3"/>DD <text:s text:c="6"/>DISP=SHR,DSN=NDM.MKTA.MSG <text:s text:c="25"/></text:p>
      <text:p text:style-name="P2">//DMPRINT <text:s text:c="6"/>DD <text:s text:c="6"/>SYSOUT=* <text:s text:c="42"/></text:p>
      <text:p text:style-name="P2">//SYSPRINT <text:s text:c="5"/>DD <text:s text:c="6"/>SYSOUT=* <text:s text:c="42"/></text:p>
      <text:p text:style-name="P2">//SYSIN <text:s text:c="12"/>DD <text:s text:c="6"/>* <text:s text:c="49"/></text:p>
      <text:p text:style-name="P2"><text:s text:c="2"/>SIGNON USERID=(MKT01) ESF=YES <text:s text:c="39"/></text:p>
      <text:p text:style-name="P2"><text:s text:c="2"/>SELECT STAT WHERE - <text:s text:c="49"/></text:p>
      <text:p text:style-name="P2"><text:s text:c="2"/>(TYPE=(SS) USER=MKT01 STARTT=(,09:00) STOPT=(,NOON)) TABLE <text:s text:c="10"/></text:p>
      <text:p text:style-name="P2"><text:s text:c="2"/>SIGNOFF <text:s/></text:p>
      <text:p text:style-name="P2">/* <text:s text:c="7"/></text:p>
      <text:p text:style-name="P2"/>
      <text:p text:style-name="P2">The resulting output details various resources used when the command was issued:-</text:p>
      <text:p text:style-name="P2"/>
      <text:p text:style-name="P2">================================================================================ <text:s/></text:p>
      <text:p text:style-name="P2">CD.MKTA <text:s text:c="19"/>SELECT STATISTICS <text:s text:c="13"/>DATE : 29.05.2020 <text:s text:c="6"/></text:p>
      <text:p text:style-name="P2">================================================================================ <text:s/></text:p>
      <text:p text:style-name="P2"><text:s text:c="82"/></text:p>
      <text:p text:style-name="P2">________________________________________________________________________________ <text:s/></text:p>
      <text:p text:style-name="P2"><text:soft-page-break/>Function <text:s text:c="4"/>=&gt; Select Statistics <text:s text:c="6"/>Time <text:s text:c="8"/>=&gt; 10:40:52 <text:s text:c="17"/></text:p>
      <text:p text:style-name="P2">Comp Code <text:s text:c="3"/>=&gt; 00000000 <text:s text:c="57"/></text:p>
      <text:p text:style-name="P2">User <text:s text:c="8"/>=&gt; MKT01 <text:s text:c="60"/></text:p>
      <text:p text:style-name="P2">Node <text:s text:c="8"/>=&gt; CD.MKTA <text:s text:c="16"/>Comp Msg <text:s text:c="4"/>=&gt; SOPS000I <text:s text:c="17"/></text:p>
      <text:p text:style-name="P2">From Date <text:s text:c="3"/>=&gt; 00.01.2000 <text:s text:c="13"/>To Date <text:s text:c="5"/>=&gt; 29.05.2020 <text:s text:c="15"/></text:p>
      <text:p text:style-name="P2">From Time <text:s text:c="3"/>=&gt; 00:00:00 <text:s text:c="15"/>To Time <text:s text:c="5"/>=&gt; 10:40:52 <text:s text:c="17"/></text:p>
      <text:p text:style-name="P2">Select. Crit =&gt; Type <text:s text:c="61"/></text:p>
      <text:p text:style-name="P2">Recs Read <text:s text:c="3"/>=&gt; 000000136 <text:s text:c="14"/>ESDS Reqs. <text:s text:c="2"/>=&gt; 000000011 <text:s text:c="16"/></text:p>
      <text:p text:style-name="P2">Recs Selectd =&gt; 000000015 <text:s text:c="14"/>KSDS Reqs. <text:s text:c="2"/>=&gt; 000000000 <text:s text:c="16"/></text:p>
      <text:p text:style-name="P2">Primary Indx =&gt; Date/Time <text:s text:c="14"/>Output Opt <text:s text:c="2"/>=&gt; Table <text:s text:c="20"/></text:p>
      <text:p text:style-name="P2">________________________________________________________________________________ <text:s text:c="53"/></text:p>
      <text:p text:style-name="P3"><text:span text:style-name="T6"/></text:p>
      <text:p text:style-name="P2"><text:span text:style-name="T7">The</text:span> DGASSTAT utility is a useful tool to review the rate at which the system generates</text:p>
      <text:p text:style-name="P2">statistics records. By using the utility we can asess how large our VSAM datasets need to be to retain specific amounts of data in them for online viewing. DGASSTAT also performs an analysis of the contents of the statistics file showing what percentage of the records are of each record type. This utility runs as a batch job step only and is not accessible via the online Connect Direct panels.</text:p>
      <text:p text:style-name="P2"/>
      <text:p text:style-name="P2">Use the DGASSTAT JCL to report on the statistics files. It calculates the average</text:p>
      <text:p text:style-name="P2">number of CIs used per day.</text:p>
      <text:p text:style-name="P2"/>
      <text:p text:style-name="P2">The job here is executed against ESDS01 for our system.</text:p>
      <text:p text:style-name="P2"/>
      <text:p text:style-name="P2">You can run multiple steps to extract data from all files and ananlyse the associated output to then resize files accordingly. </text:p>
      <text:p text:style-name="P2"/>
      <text:p text:style-name="P2">//MKT01NDM <text:s text:c="3"/>JOB <text:s text:c="2"/>0,'G.YELDARBO',CLASS=A,MSGLEVEL=(1,1),MSGCLASS=O <text:s text:c="4"/></text:p>
      <text:p text:style-name="P2">//* <text:s text:c="69"/></text:p>
      <text:p text:style-name="P2">//* <text:s text:c="5"/>************************************************************** <text:s/></text:p>
      <text:p text:style-name="P2">//* <text:s text:c="5"/>* <text:s text:c="119"/>* <text:s/></text:p>
      <text:p text:style-name="P2">//* <text:s text:c="5"/>* DGASSTAT TO INTERROGATE ESDS FILE. <text:s text:c="42"/>* <text:s/></text:p>
      <text:p text:style-name="P2">//* <text:s text:c="5"/>* <text:s text:c="119"/>* <text:s/></text:p>
      <text:p text:style-name="P2">//* <text:s text:c="5"/>************************************************************** <text:s/></text:p>
      <text:p text:style-name="P2">//* <text:s text:c="69"/></text:p>
      <text:p text:style-name="P2">//STEP1 <text:s text:c="10"/>EXEC <text:s/>PGM=DGASSTAT <text:s text:c="40"/></text:p>
      <text:p text:style-name="P2">//STEPLIB <text:s text:c="6"/>DD <text:s text:c="5"/>DSN=SYS1.CDI.SDGALINK,DISP=SHR <text:s text:c="22"/></text:p>
      <text:p text:style-name="P2">//ESDS <text:s text:c="12"/>DD <text:s text:c="5"/>DISP=SHR,DSN=NDM.MKTA.STATS.ESDS01 <text:s text:c="18"/></text:p>
      <text:p text:style-name="P2">//SYSOUT <text:s text:c="6"/>DD <text:s text:c="5"/>SYSOUT=* <text:s text:c="44"/></text:p>
      <text:p text:style-name="P2"/>
      <text:p text:style-name="P7"><text:span text:style-name="T3">In a later technical article I will show how to calculate required file sizes using the output from this program.</text:span></text:p>
      <text:p text:style-name="P7"><text:span text:style-name="T3"/></text:p>
      <text:p text:style-name="P7"><text:span text:style-name="T3"/></text:p>
      <text:p text:style-name="Standard"><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ookMaster" svg:font-family="BookMaster"/>
    <style:font-face style:name="Helvetica-Bold" svg:font-family="Helvetica-Bold" style:font-family-generic="swiss"/>
    <style:font-face style:name="Lucida Sans1" svg:font-family="'Lucida Sans'" style:font-family-generic="swiss"/>
    <style:font-face style:name="Palatino-Italic" svg:font-family="Palatino-Italic" style:font-family-generic="swiss"/>
    <style:font-face style:name="Palatino-Roman" svg:font-family="Palatino-Roman" style:font-family-generic="swiss"/>
    <style:font-face style:name="XyvisionPiOne" svg:font-family="XyvisionPiOne"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28T16:36:34.52</meta:creation-date>
    <dc:date>2020-05-29T12:19:31.97</dc:date>
    <meta:editing-duration>PT4H12M6S</meta:editing-duration>
    <meta:editing-cycles>2</meta:editing-cycles>
    <meta:generator>OpenOffice/4.1.7$Win32 OpenOffice.org_project/417m1$Build-9800</meta:generator>
    <meta:document-statistic meta:table-count="0" meta:image-count="0" meta:object-count="0" meta:page-count="5" meta:paragraph-count="199" meta:word-count="1367" meta:character-count="14758"/>
  </office:meta>
</office:document-meta>
</file>